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normal" style:font-name-asian="MicrosoftSansSerif" style:font-size-asian="10.5pt" style:font-weight-asian="normal" style:font-name-complex="MicrosoftSansSerif" style:font-size-complex="10.5pt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vy Bean Casserole</text:p>
      <text:p text:style-name="P1"/>
      <text:p text:style-name="P5"><text:span text:style-name="T2">6 c cooked navy beans </text:span><text:span text:style-name="T3">(approx. 3 cups dry</text:span></text:p>
      <text:p text:style-name="P4">beans, see cooking note below**)</text:p>
      <text:p text:style-name="P2">½ lb. sausage, cooked and drained of any</text:p>
      <text:p text:style-name="P2">grease</text:p>
      <text:p text:style-name="P2">2 c chicken gravy, recipe follows</text:p>
      <text:p text:style-name="P2">salt and pepper to taste</text:p>
      <text:p text:style-name="P2">cheese for topping, if desired</text:p>
      <text:p text:style-name="P2">In a large bowl mix navy beans, cooked sausage and gravy. Put this into a 9x13 pan and top with a</text:p>
      <text:p text:style-name="P2">little bit of grated cheddar cheese if desired. Bake at 350 until it is bubbly and hot. Serve with</text:p>
      <text:p text:style-name="P2">cornbread and a large green salad.</text:p>
      <text:p text:style-name="P2"/>
      <text:p text:style-name="P1">Chicken Gravy</text:p>
      <text:p text:style-name="P1"/>
      <text:p text:style-name="P1"><text:span text:style-name="T4">1 c water</text:span></text:p>
      <text:p text:style-name="P2">1 c milk</text:p>
      <text:p text:style-name="P2">¼ c ww pastry flour</text:p>
      <text:p text:style-name="P2">2 chicken bullion cubes</text:p>
      <text:p text:style-name="P2"/>
      <text:p text:style-name="P2">In a small pan add water and milk. I like to save some of the water or milk to mix with the pastry</text:p>
      <text:p text:style-name="P2">flour. You can mix the liquid and flour in a blender or by hand with a wire whip to assure that it is</text:p>
      <text:p text:style-name="P2">lump free. Add the bullion cubes to the milk/water/flour mixture and heat to boiling stirring</text:p>
      <text:p text:style-name="P2">often. When it is bubbly and thick let it cook for about 1 minute.</text:p>
      <text:p text:style-name="P2"/>
      <text:p text:style-name="P1">**Bean Cooking Note</text:p>
      <text:p text:style-name="P4">For this recipe you can start the beans cooking early in the day. Add 3 cups of dry navy beans to</text:p>
      <text:p text:style-name="P4">about 10 to 12 cups of water and 1 tablespoon salt. Let this come to a boil, reduce heat, cover and</text:p>
      <text:p text:style-name="P4">simmer for about 2 ½ to 3 hours or until the beans are soft and tender. You can scoop the beans</text:p>
      <text:p text:style-name="P4">out of the pot with a slotted spoon to measure for this recipe. Some of the bean liquid added to the</text:p>
      <text:p text:style-name="P4">casserole help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54:08.89</dc:date>
    <dc:creator>Crystal Miller</dc:creator>
    <meta:editing-duration>PT16H3M4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6" meta:word-count="269" meta:character-count="1310"/>
  </office:meta>
</office:document-meta>
</file>